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9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margin-top="0cm" fo:margin-bottom="0cm" fo:text-align="center" fo:text-indent="-1.27cm" style:text-autospace="none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4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5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6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864cm">
          <draw:text-box>
            <text:p text:style-name="P1"><text:span text:style-name="T1">HYMN #384</text:span></text:p>
            <text:p text:style-name="P1"><text:span text:style-name="T2">”</text:span><text:span text:style-name="T3">Of the Father's Love Begotte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4cm" svg:height="7.011cm" svg:x="1.27cm" svg:y="1.016cm">
          <draw:text-box>
            <text:p text:style-name="P1"><text:span text:style-name="T4">1.</text:span><text:span text:style-name="T5"> </text:span><text:span text:style-name="T6">Of the Father’s love begotten</text:span><text:span text:style-name="T6"><text:line-break/></text:span><text:span text:style-name="T6">Ere the worlds began to be,</text:span><text:span text:style-name="T6"><text:line-break/></text:span><text:span text:style-name="T6">He is Alpha and Omega,</text:span><text:span text:style-name="T6"><text:line-break/></text:span><text:span text:style-name="T6">He the source, the ending He,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5" draw:layer="layout" svg:width="25.4cm" svg:height="5.321cm" svg:x="1.198cm" svg:y="1.377cm">
          <draw:text-box>
            <text:p text:style-name="P1"><text:span text:style-name="T6">Of the things that are, that have been,</text:span><text:span text:style-name="T6"><text:line-break/></text:span><text:span text:style-name="T6">And that future years shall see</text:span><text:span text:style-name="T6"><text:line-break/></text:span><text:span text:style-name="T6">Evermore and 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7" draw:layer="layout" svg:width="25.4cm" svg:height="7.011cm" svg:x="1.27cm" svg:y="1.016cm">
          <draw:text-box>
            <text:p text:style-name="P6"><text:span text:style-name="T7">2.</text:span><text:span text:style-name="T8"> Oh, that birth forever blessèd,</text:span><text:span text:style-name="T8"><text:line-break/></text:span><text:span text:style-name="T8">When the virgin, full of grace,</text:span><text:span text:style-name="T8"><text:line-break/></text:span><text:span text:style-name="T8">By the Holy Ghost conceiving,</text:span><text:span text:style-name="T8"><text:line-break/></text:span><text:span text:style-name="T8">Bore the Savior of our rac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4" draw:text-style-name="P7" draw:layer="layout" svg:width="25.4cm" svg:height="5.321cm" svg:x="1.27cm" svg:y="1.283cm">
          <draw:text-box>
            <text:p text:style-name="P6"><text:span text:style-name="T8">And the babe, the world’s Redeemer,</text:span><text:span text:style-name="T8"><text:line-break/></text:span><text:span text:style-name="T8">First revealed His sacred face</text:span><text:span text:style-name="T8"><text:line-break/></text:span><text:span text:style-name="T8">Evermore and 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5" draw:layer="layout" svg:width="25.4cm" svg:height="7.011cm" svg:x="1.27cm" svg:y="1.016cm">
          <draw:text-box>
            <text:p text:style-name="P1"><text:span text:style-name="T7">3.</text:span><text:span text:style-name="T8"> This is He whom seers in old time</text:span><text:span text:style-name="T8"><text:line-break/></text:span><text:span text:style-name="T8">Chanted of with one accord,</text:span><text:span text:style-name="T8"><text:line-break/></text:span><text:span text:style-name="T8">Whom the voices of the prophets</text:span><text:span text:style-name="T8"><text:line-break/></text:span><text:span text:style-name="T8">Promised in their faithful w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4" draw:text-style-name="P9" draw:layer="layout" svg:width="25.4cm" svg:height="5.321cm" svg:x="1.27cm" svg:y="1.283cm">
          <draw:text-box>
            <text:p text:style-name="P8"><text:span text:style-name="T8">Now He shines, the long-expected;</text:span></text:p>
            <text:p text:style-name="P8"><text:span text:style-name="T8">Let creation praise its Lord</text:span></text:p>
            <text:p text:style-name="P8"><text:span text:style-name="T8">Evermore and 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3" draw:text-style-name="P10" draw:layer="layout" svg:width="25.4cm" svg:height="7.011cm" svg:x="1.27cm" svg:y="1.016cm">
          <draw:text-box>
            <text:p text:style-name="P8"><text:span text:style-name="T7">4.</text:span><text:span text:style-name="T8"> O ye heights of heav’n, adore Him;</text:span></text:p>
            <text:p text:style-name="P8"><text:span text:style-name="T8">Angel hosts, His praises sing.</text:span></text:p>
            <text:p text:style-name="P8"><text:span text:style-name="T8">Pow’rs, dominions, bow before Him</text:span></text:p>
            <text:p text:style-name="P8"><text:span text:style-name="T8">And extol our God and King.</text:span><text:span text:style-name="T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4" draw:text-style-name="P9" draw:layer="layout" svg:width="25.4cm" svg:height="5.321cm" svg:x="1.246cm" svg:y="1.377cm">
          <draw:text-box>
            <text:p text:style-name="P8"><text:span text:style-name="T8">Let no tongue on earth be silent,</text:span></text:p>
            <text:p text:style-name="P8"><text:span text:style-name="T8">Ev’ry voice in concert ring</text:span></text:p>
            <text:p text:style-name="P8"><text:span text:style-name="T8">Evermore and 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9" presentation:presentation-page-layout-name="AL1T0">
        <draw:frame draw:style-name="gr3" draw:text-style-name="P9" draw:layer="layout" svg:width="25.4cm" svg:height="7.011cm" svg:x="1.27cm" svg:y="1.016cm">
          <draw:text-box>
            <text:p text:style-name="P8"><text:span text:style-name="T7">5.</text:span><text:span text:style-name="T8"> Christ, to Thee, with God the Father,</text:span></text:p>
            <text:p text:style-name="P8"><text:span text:style-name="T8">And, O Holy Ghost, to Thee</text:span></text:p>
            <text:p text:style-name="P8"><text:span text:style-name="T8">Hymn and chant and high thanksgiving</text:span></text:p>
            <text:p text:style-name="P8"><text:span text:style-name="T8">And unending praises b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10" presentation:presentation-page-layout-name="AL1T0">
        <draw:frame draw:style-name="gr5" draw:text-style-name="P10" draw:layer="layout" svg:width="25.4cm" svg:height="13.21cm" svg:x="1.198cm" svg:y="1.232cm">
          <draw:text-box>
            <text:p text:style-name="P8"><text:span text:style-name="T8">Honor, glory, and dominion,</text:span></text:p>
            <text:p text:style-name="P8"><text:span text:style-name="T8">And eternal victory</text:span></text:p>
            <text:p text:style-name="P8"><text:span text:style-name="T8">Evermore and evermore. Amen.</text:span></text:p>
            <text:p text:style-name="P11"><text:span text:style-name="T9"><text:line-break/></text:span><text:span text:style-name="T9"/></text:p>
            <text:p text:style-name="P11"><text:span text:style-name="T10"/></text:p>
            <text:p text:style-name="P11"><text:span text:style-name="T10"/></text:p>
            <text:p text:style-name="P11"><text:span text:style-name="T11"/></text:p>
            <text:p text:style-name="P11"><text:span text:style-name="T11"><text:s text:c="9"/></text:span><text:span text:style-name="T12"><text:s/></text:span><text:span text:style-name="T12">Public domain</text:span></text:p>
            <text:p text:style-name="P11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3T21:39:35.142000000</meta:creation-date>
    <dc:title>Hymn template</dc:title>
    <meta:editing-duration>PT15M41S</meta:editing-duration>
    <meta:editing-cycles>8</meta:editing-cycles>
    <meta:generator>LibreOffice/6.1.3.2$Windows_X86_64 LibreOffice_project/86daf60bf00efa86ad547e59e09d6bb77c699acb</meta:generator>
    <meta:initial-creator>Arthur Hoch</meta:initial-creator>
    <dc:date>2019-01-16T23:01:30.806000000</dc:date>
    <meta:document-statistic meta:object-count="186"/>
    <meta:template xlink:type="simple" xlink:actuate="onRequest" xlink:title="Hymn template" xlink:href="../../AppData/Roaming/LibreOffice/4/user/template/Worship%20Templsates/Hymn%20template.otp" meta:date="2014-12-23T21:39:34.815000000"/>
  </office:meta>
</office:document-meta>
</file>